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Roboto" svg:font-family="Roboto,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officeooo:rsid="0003af13" officeooo:paragraph-rsid="0003af13"/>
    </style:style>
    <style:style style:name="P2" style:family="paragraph" style:parent-style-name="Standard">
      <style:paragraph-properties fo:text-align="start" style:justify-single-word="false"/>
      <style:text-properties officeooo:rsid="0003af13" officeooo:paragraph-rsid="00041eef"/>
    </style:style>
    <style:style style:name="P3" style:family="paragraph" style:parent-style-name="Standard">
      <style:paragraph-properties fo:text-align="start" style:justify-single-word="false"/>
      <style:text-properties officeooo:rsid="00041eef" officeooo:paragraph-rsid="00041eef"/>
    </style:style>
    <style:style style:name="P4" style:family="paragraph" style:parent-style-name="Standard">
      <style:text-properties officeooo:rsid="00052f11" officeooo:paragraph-rsid="00052f11"/>
    </style:style>
    <style:style style:name="T1" style:family="text">
      <style:text-properties officeooo:rsid="00041eef"/>
    </style:style>
    <style:style style:name="T2" style:family="text">
      <style:text-properties officeooo:rsid="0004d861"/>
    </style:style>
    <style:style style:name="T3" style:family="text">
      <style:text-properties officeooo:rsid="00056697"/>
    </style:style>
    <style:style style:name="T4" style:family="text">
      <style:text-properties officeooo:rsid="000599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
      <text:p text:style-name="Standard"/>
      <text:p text:style-name="Standard"/>
      <text:p text:style-name="P1">Euro Power Plant Simulator <text:span text:style-name="T2">ma na celu szerzenie wiedzy o wpływie produkcji energii elektrycznej na zanieczyszczenie środowiska zarówno lokalnie jak i w ujęciu całej Europy jako spójnego obszaru naszej bytności, za którego kondycje każdy mieszkaniec z osobna jest odpowiedzialny. Symulacja z</text:span>apewnia użytkownikowi możliwość zaprojektowania sieci energetycznej dla całej europy oraz porównania jaki wpływ ma umiejscowienie i rodzaje elektrowni na realizacje zapotrzebowania energetycznego, kosztów budowy oraz poziom zanieczyszczeń w poszczególnych regionach. <text:span text:style-name="T2">Dla lepszego zobrazowania wyników, symulacja przedstawia dane w formie wizualnej na mapie europy oraz numerycznej, zebranej w tabelach dla wybranego regionu oraz całej europy.</text:span></text:p>
      <text:p text:style-name="P1"/>
      <text:p text:style-name="P1">Użytkowni symulacji ma możliwość manipulacji:</text:p>
      <text:p text:style-name="P1">- rodzajem elektrowni: atomowa, węglowa, wodna, wiatrowa, słoneczna</text:p>
      <text:p text:style-name="P1">- ilo<text:span text:style-name="T3">ciom</text:span> elektrowni poszczególnego rodzaju w regionie</text:p>
      <text:p text:style-name="P1"/>
      <text:p text:style-name="P1">Symulacja przedstawia:</text:p>
      <text:p text:style-name="P2">- <text:span text:style-name="T1">zapotrzebowanie energetyczne według regionów oraz sumaryczne</text:span></text:p>
      <text:p text:style-name="P1">- <text:span text:style-name="T1">zaspokojenie zapotrzebowania energetycznego według regionów oraz sumaryczne</text:span></text:p>
      <text:p text:style-name="P3">- wielkość produkcji energii elektrycznej według regionów oraz sumaryczne</text:p>
      <text:p text:style-name="P2">- <text:span text:style-name="T1">wpływ wybudowanych elektrowni <text:s/>na zanieczyszczenie środowiska według regionów oraz sumaryczne</text:span></text:p>
      <text:p text:style-name="P2">- <text:span text:style-name="T1">koszt budowy sieci elektrowni według regionów oraz sumaryczne</text:span></text:p>
      <text:p text:style-name="P2"/>
      <text:p text:style-name="P3">Symulacja przelicza wejście użytkownika biorąc pod uwagę:</text:p>
      <text:p text:style-name="P3">- zapotrzebowanie energetyczne</text:p>
      <text:p text:style-name="P3">- przesył nadwyżek produkcji do sąsiednich regionów</text:p>
      <text:p text:style-name="P3">- stopień zanieczyszczeń w zależności od rodzaju elektrowni <text:span text:style-name="T3">oraz jej umiejscowienia</text:span></text:p>
      <text:p text:style-name="P3">- koszt budowy w zależności od rodzaju elektrowni</text:p>
      <text:p text:style-name="P3">- zmienną wydajność poszczególnych rodzajów elektrowni w zależności od regionu budowy (wpływ czynników środowiska, dostępności surowców, dostępności wystarczającej ilości wykwalifikowanego personelu w danym regionie, wielość regionu)</text:p>
      <text:p text:style-name="P3">- zmienną wydajności elektrowni w zależności od ilości wybudowanych elektrowni i wielkości regionu</text:p>
      <text:p text:style-name="P3"/>
      <text:p text:style-name="P3"/>
      <text:p text:style-name="P3"/>
      <text:p text:style-name="P3"/>
      <text:p text:style-name="P3"/>
      <text:p text:style-name="P3">Euro Power Plant Simulator aims to spread knowledge about the impact of electricity production on environmental pollution, both locally and throughout Europe as a coherent area of our existence, for the condition of which each resident is individually responsible. The <text:span text:style-name="T4">interactive</text:span> simulation provides the user with the opportunity to design an energy network for the whole of Europe and compare the impact of the location and types of power plants on energy demand, construction costs and pollution levels in individual regions. To better illustrate the results, the simulation presents data in visual form on a map of Europe and in numerical form, collected in tables for the selected region and the whole of Europe.</text:p>
      <text:p text:style-name="P3"/>
      <text:p text:style-name="P3">The simulation user has the ability to manipulate:</text:p>
      <text:p text:style-name="P3">- type of power plant: nuclear, coal, hydro, wind, solar</text:p>
      <text:p text:style-name="P3"><text:soft-page-break/>- the number of power plants of each type in the region</text:p>
      <text:p text:style-name="P3"/>
      <text:p text:style-name="P3">The simulation shows:</text:p>
      <text:p text:style-name="P3">- energy demand by regions and total</text:p>
      <text:p text:style-name="P3">- meeting energy demand by regions and in total</text:p>
      <text:p text:style-name="P3">- volume of electricity production by regions and total</text:p>
      <text:p text:style-name="P3">- the impact of constructed power plants on environmental pollution by region and total</text:p>
      <text:p text:style-name="P3">- cost of building a power plant network by region and total</text:p>
      <text:p text:style-name="P3"/>
      <text:p text:style-name="P3">The simulation recalculates the user's input taking into account:</text:p>
      <text:p text:style-name="P3">- energy demand</text:p>
      <text:p text:style-name="P3">- transfer of surplus production to neighboring regions</text:p>
      <text:p text:style-name="P3">- degree of pollution depending on the type of power plant and its location</text:p>
      <text:p text:style-name="P3">- construction cost depending on the type of power plant</text:p>
      <text:p text:style-name="P3">- variable efficiency of individual types of power plants depending on the construction region (impact of environmental factors, availability of raw materials, availability of a sufficient number of qualified personnel in a given region, multiplicity of the region)</text:p>
      <text:p text:style-name="P3">- variable power plant efficiency depending on the number of power plants built and the size of the reg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Roboto" svg:font-family="Roboto,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0-01T10:35:32.844699660</meta:creation-date>
    <dc:date>2023-10-01T11:51:06.831677441</dc:date>
    <meta:editing-duration>PT15M40S</meta:editing-duration>
    <meta:editing-cycles>3</meta:editing-cycles>
    <meta:generator>LibreOffice/7.1.5.2$MacOSX_X86_64 LibreOffice_project/85f04e9f809797b8199d13c421bd8a2b025d52b5</meta:generator>
    <meta:document-statistic meta:table-count="0" meta:image-count="0" meta:object-count="0" meta:page-count="2" meta:paragraph-count="34" meta:word-count="534" meta:character-count="3712" meta:non-whitespace-character-count="3211"/>
  </office:meta>
</office:document-meta>
</file>